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vi_loop_close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802" calcext:value-type="float">
            <text:p>0.5802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93" calcext:value-type="float">
            <text:p>0.493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488" calcext:value-type="float">
            <text:p>0.4488</text:p>
          </table:table-cell>
          <table:table-cell table:formula="of:=([.D4]+[.G4]+[.J4])/3" office:value-type="float" office:value="0.499766666666667" calcext:value-type="float">
            <text:p>0.499766666666667</text:p>
          </table:table-cell>
          <table:table-cell table:formula="of:=([.E4]+[.H4]+[.K4])/3" office:value-type="float" office:value="0.507333333333333" calcext:value-type="float">
            <text:p>0.507333333333333</text:p>
          </table:table-cell>
          <table:table-cell table:formula="of:=([.L4]+[.M4])/2" office:value-type="float" office:value="0.50355" calcext:value-type="float">
            <text:p>0.5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6" calcext:value-type="float">
            <text:p>0.492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773" calcext:value-type="float">
            <text:p>0.77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869" calcext:value-type="float">
            <text:p>0.5869</text:p>
          </table:table-cell>
          <table:table-cell table:formula="of:=([.D5]+[.G5]+[.J5])/3" office:value-type="float" office:value="0.470333333333333" calcext:value-type="float">
            <text:p>0.470333333333333</text:p>
          </table:table-cell>
          <table:table-cell table:formula="of:=([.E5]+[.H5]+[.K5])/3" office:value-type="float" office:value="0.6175" calcext:value-type="float">
            <text:p>0.6175</text:p>
          </table:table-cell>
          <table:table-cell table:formula="of:=([.L5]+[.M5])/2" office:value-type="float" office:value="0.543916666666667" calcext:value-type="float">
            <text:p>0.54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7278" calcext:value-type="float">
            <text:p>0.7278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6092" calcext:value-type="float">
            <text:p>0.6092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903" calcext:value-type="float">
            <text:p>0.4903</text:p>
          </table:table-cell>
          <table:table-cell table:formula="of:=([.D6]+[.G6]+[.J6])/3" office:value-type="float" office:value="0.445266666666667" calcext:value-type="float">
            <text:p>0.445266666666667</text:p>
          </table:table-cell>
          <table:table-cell table:formula="of:=([.E6]+[.H6]+[.K6])/3" office:value-type="float" office:value="0.6091" calcext:value-type="float">
            <text:p>0.6091</text:p>
          </table:table-cell>
          <table:table-cell table:formula="of:=([.L6]+[.M6])/2" office:value-type="float" office:value="0.527183333333333" calcext:value-type="float">
            <text:p>0.5271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534" calcext:value-type="float">
            <text:p>0.653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6184" calcext:value-type="float">
            <text:p>0.618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458" calcext:value-type="float">
            <text:p>0.6458</text:p>
          </table:table-cell>
          <table:table-cell table:formula="of:=([.D7]+[.G7]+[.J7])/3" office:value-type="float" office:value="0.400266666666667" calcext:value-type="float">
            <text:p>0.400266666666667</text:p>
          </table:table-cell>
          <table:table-cell table:formula="of:=([.E7]+[.H7]+[.K7])/3" office:value-type="float" office:value="0.6392" calcext:value-type="float">
            <text:p>0.6392</text:p>
          </table:table-cell>
          <table:table-cell table:formula="of:=([.L7]+[.M7])/2" office:value-type="float" office:value="0.519733333333333" calcext:value-type="float">
            <text:p>0.51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41" calcext:value-type="float">
            <text:p>0.554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27" calcext:value-type="float">
            <text:p>0.832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4973" calcext:value-type="float">
            <text:p>0.4973</text:p>
          </table:table-cell>
          <table:table-cell table:formula="of:=([.D8]+[.G8]+[.J8])/3" office:value-type="float" office:value="0.465733333333333" calcext:value-type="float">
            <text:p>0.465733333333333</text:p>
          </table:table-cell>
          <table:table-cell table:formula="of:=([.E8]+[.H8]+[.K8])/3" office:value-type="float" office:value="0.628033333333333" calcext:value-type="float">
            <text:p>0.628033333333333</text:p>
          </table:table-cell>
          <table:table-cell table:formula="of:=([.L8]+[.M8])/2" office:value-type="float" office:value="0.546883333333333" calcext:value-type="float">
            <text:p>0.546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7197" calcext:value-type="float">
            <text:p>0.719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6643" calcext:value-type="float">
            <text:p>0.664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table:formula="of:=([.D9]+[.G9]+[.J9])/3" office:value-type="float" office:value="0.5424" calcext:value-type="float">
            <text:p>0.5424</text:p>
          </table:table-cell>
          <table:table-cell table:formula="of:=([.E9]+[.H9]+[.K9])/3" office:value-type="float" office:value="0.65" calcext:value-type="float">
            <text:p>0.65</text:p>
          </table:table-cell>
          <table:table-cell table:formula="of:=([.L9]+[.M9])/2" office:value-type="float" office:value="0.5962" calcext:value-type="float">
            <text:p>0.59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64" calcext:value-type="float">
            <text:p>0.5164</text:p>
          </table:table-cell>
          <table:table-cell table:style-name="ce1" office:value-type="string" calcext:value-type="string">
            <text:p>0:30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69" calcext:value-type="float">
            <text:p>0.469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5838" calcext:value-type="float">
            <text:p>0.5838</text:p>
          </table:table-cell>
          <table:table-cell table:formula="of:=([.D10]+[.G10]+[.J10])/3" office:value-type="float" office:value="0.465333333333333" calcext:value-type="float">
            <text:p>0.465333333333333</text:p>
          </table:table-cell>
          <table:table-cell table:formula="of:=([.E10]+[.H10]+[.K10])/3" office:value-type="float" office:value="0.523066666666667" calcext:value-type="float">
            <text:p>0.523066666666667</text:p>
          </table:table-cell>
          <table:table-cell table:formula="of:=([.L10]+[.M10])/2" office:value-type="float" office:value="0.4942" calcext:value-type="float">
            <text:p>0.4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257" calcext:value-type="float">
            <text:p>0.525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225" calcext:value-type="float">
            <text:p>0.522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02" calcext:value-type="float">
            <text:p>0.4902</text:p>
          </table:table-cell>
          <table:table-cell table:formula="of:=([.D11]+[.G11]+[.J11])/3" office:value-type="float" office:value="0.4081" calcext:value-type="float">
            <text:p>0.4081</text:p>
          </table:table-cell>
          <table:table-cell table:formula="of:=([.E11]+[.H11]+[.K11])/3" office:value-type="float" office:value="0.5128" calcext:value-type="float">
            <text:p>0.5128</text:p>
          </table:table-cell>
          <table:table-cell table:formula="of:=([.L11]+[.M11])/2" office:value-type="float" office:value="0.46045" calcext:value-type="float">
            <text:p>0.46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65" calcext:value-type="float">
            <text:p>0.4865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68" calcext:value-type="float">
            <text:p>0.468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176" calcext:value-type="float">
            <text:p>0.5176</text:p>
          </table:table-cell>
          <table:table-cell table:formula="of:=([.D12]+[.G12]+[.J12])/3" office:value-type="float" office:value="0.366833333333333" calcext:value-type="float">
            <text:p>0.366833333333333</text:p>
          </table:table-cell>
          <table:table-cell table:formula="of:=([.E12]+[.H12]+[.K12])/3" office:value-type="float" office:value="0.4907" calcext:value-type="float">
            <text:p>0.4907</text:p>
          </table:table-cell>
          <table:table-cell table:formula="of:=([.L12]+[.M12])/2" office:value-type="float" office:value="0.428766666666667" calcext:value-type="float">
            <text:p>0.428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898" calcext:value-type="float">
            <text:p>0.389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796" calcext:value-type="float">
            <text:p>0.47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672" calcext:value-type="float">
            <text:p>0.4672</text:p>
          </table:table-cell>
          <table:table-cell table:formula="of:=([.D13]+[.G13]+[.J13])/3" office:value-type="float" office:value="0.4094" calcext:value-type="float">
            <text:p>0.4094</text:p>
          </table:table-cell>
          <table:table-cell table:formula="of:=([.E13]+[.H13]+[.K13])/3" office:value-type="float" office:value="0.445533333333333" calcext:value-type="float">
            <text:p>0.445533333333333</text:p>
          </table:table-cell>
          <table:table-cell table:formula="of:=([.L13]+[.M13])/2" office:value-type="float" office:value="0.427466666666667" calcext:value-type="float">
            <text:p>0.427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258" calcext:value-type="float">
            <text:p>0.525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06" calcext:value-type="float">
            <text:p>0.4106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64" calcext:value-type="float">
            <text:p>0.3064</text:p>
          </table:table-cell>
          <table:table-cell table:formula="of:=([.D14]+[.G14]+[.J14])/3" office:value-type="float" office:value="0.312866666666667" calcext:value-type="float">
            <text:p>0.312866666666667</text:p>
          </table:table-cell>
          <table:table-cell table:formula="of:=([.E14]+[.H14]+[.K14])/3" office:value-type="float" office:value="0.414266666666667" calcext:value-type="float">
            <text:p>0.414266666666667</text:p>
          </table:table-cell>
          <table:table-cell table:formula="of:=([.L14]+[.M14])/2" office:value-type="float" office:value="0.363566666666667" calcext:value-type="float">
            <text:p>0.36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374" calcext:value-type="float">
            <text:p>0.4374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6241" calcext:value-type="float">
            <text:p>0.6241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832" calcext:value-type="float">
            <text:p>0.4832</text:p>
          </table:table-cell>
          <table:table-cell table:formula="of:=([.D15]+[.G15]+[.J15])/3" office:value-type="float" office:value="0.439433333333333" calcext:value-type="float">
            <text:p>0.439433333333333</text:p>
          </table:table-cell>
          <table:table-cell table:formula="of:=([.E15]+[.H15]+[.K15])/3" office:value-type="float" office:value="0.5149" calcext:value-type="float">
            <text:p>0.5149</text:p>
          </table:table-cell>
          <table:table-cell table:formula="of:=([.L15]+[.M15])/2" office:value-type="float" office:value="0.477166666666667" calcext:value-type="float">
            <text:p>0.477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50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537" calcext:value-type="float">
            <text:p>0.537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8" calcext:value-type="float">
            <text:p>0.48</text:p>
          </table:table-cell>
          <table:table-cell office:value-type="float" office:value="0.5135" calcext:value-type="float">
            <text:p>0.513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5439" calcext:value-type="float">
            <text:p>0.5439</text:p>
          </table:table-cell>
          <table:table-cell table:formula="of:=([.D16]+[.G16]+[.J16])/3" office:value-type="float" office:value="0.396566666666667" calcext:value-type="float">
            <text:p>0.396566666666667</text:p>
          </table:table-cell>
          <table:table-cell table:formula="of:=([.E16]+[.H16]+[.K16])/3" office:value-type="float" office:value="0.531466666666667" calcext:value-type="float">
            <text:p>0.531466666666667</text:p>
          </table:table-cell>
          <table:table-cell table:formula="of:=([.L16]+[.M16])/2" office:value-type="float" office:value="0.464016666666667" calcext:value-type="float">
            <text:p>0.4640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867" calcext:value-type="float">
            <text:p>0.586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266" calcext:value-type="float">
            <text:p>0.526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961" calcext:value-type="float">
            <text:p>0.4961</text:p>
          </table:table-cell>
          <table:table-cell table:formula="of:=([.D17]+[.G17]+[.J17])/3" office:value-type="float" office:value="0.460466666666667" calcext:value-type="float">
            <text:p>0.460466666666667</text:p>
          </table:table-cell>
          <table:table-cell table:formula="of:=([.E17]+[.H17]+[.K17])/3" office:value-type="float" office:value="0.536466666666667" calcext:value-type="float">
            <text:p>0.536466666666667</text:p>
          </table:table-cell>
          <table:table-cell table:formula="of:=([.L17]+[.M17])/2" office:value-type="float" office:value="0.498466666666667" calcext:value-type="float">
            <text:p>0.4984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4023" calcext:value-type="float">
            <text:p>0.402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476" calcext:value-type="float">
            <text:p>0.476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373" calcext:value-type="float">
            <text:p>0.4373</text:p>
          </table:table-cell>
          <table:table-cell table:formula="of:=([.D18]+[.G18]+[.J18])/3" office:value-type="float" office:value="0.4283" calcext:value-type="float">
            <text:p>0.4283</text:p>
          </table:table-cell>
          <table:table-cell table:formula="of:=([.E18]+[.H18]+[.K18])/3" office:value-type="float" office:value="0.438533333333333" calcext:value-type="float">
            <text:p>0.438533333333333</text:p>
          </table:table-cell>
          <table:table-cell table:formula="of:=([.L18]+[.M18])/2" office:value-type="float" office:value="0.433416666666667" calcext:value-type="float">
            <text:p>0.4334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096" calcext:value-type="float">
            <text:p>0.50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4211" calcext:value-type="float">
            <text:p>0.421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279" calcext:value-type="float">
            <text:p>0.5279</text:p>
          </table:table-cell>
          <table:table-cell table:formula="of:=([.D19]+[.G19]+[.J19])/3" office:value-type="float" office:value="0.4329" calcext:value-type="float">
            <text:p>0.4329</text:p>
          </table:table-cell>
          <table:table-cell table:formula="of:=([.E19]+[.H19]+[.K19])/3" office:value-type="float" office:value="0.4862" calcext:value-type="float">
            <text:p>0.4862</text:p>
          </table:table-cell>
          <table:table-cell table:formula="of:=([.L19]+[.M19])/2"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485" calcext:value-type="float">
            <text:p>0.44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85" calcext:value-type="float">
            <text:p>0.45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49" calcext:value-type="float">
            <text:p>0.6249</text:p>
          </table:table-cell>
          <table:table-cell table:formula="of:=([.D20]+[.G20]+[.J20])/3" office:value-type="float" office:value="0.44" calcext:value-type="float">
            <text:p>0.44</text:p>
          </table:table-cell>
          <table:table-cell table:formula="of:=([.E20]+[.H20]+[.K20])/3" office:value-type="float" office:value="0.510633333333333" calcext:value-type="float">
            <text:p>0.510633333333333</text:p>
          </table:table-cell>
          <table:table-cell table:formula="of:=([.L20]+[.M20])/2" office:value-type="float" office:value="0.475316666666667" calcext:value-type="float">
            <text:p>0.47531666666666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vi_loop_far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5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661" calcext:value-type="float">
            <text:p>0.46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161" calcext:value-type="float">
            <text:p>0.51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29" calcext:value-type="float">
            <text:p>0.4029</text:p>
          </table:table-cell>
          <table:table-cell table:formula="of:=([.D25]+[.G25]+[.J25])/3" office:value-type="float" office:value="0.553166666666667" calcext:value-type="float">
            <text:p>0.553166666666667</text:p>
          </table:table-cell>
          <table:table-cell table:formula="of:=([.E25]+[.H25]+[.K25])/3" office:value-type="float" office:value="0.4617" calcext:value-type="float">
            <text:p>0.4617</text:p>
          </table:table-cell>
          <table:table-cell table:formula="of:=([.L25]+[.M25])/2" office:value-type="float" office:value="0.507433333333333" calcext:value-type="float">
            <text:p>0.507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5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816" calcext:value-type="float">
            <text:p>0.3816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9" calcext:value-type="float">
            <text:p>0.329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486" calcext:value-type="float">
            <text:p>0.3486</text:p>
          </table:table-cell>
          <table:table-cell table:formula="of:=([.D26]+[.G26]+[.J26])/3" office:value-type="float" office:value="0.3373" calcext:value-type="float">
            <text:p>0.3373</text:p>
          </table:table-cell>
          <table:table-cell table:formula="of:=([.E26]+[.H26]+[.K26])/3" office:value-type="float" office:value="0.353066666666667" calcext:value-type="float">
            <text:p>0.353066666666667</text:p>
          </table:table-cell>
          <table:table-cell table:formula="of:=([.L26]+[.M26])/2" office:value-type="float" office:value="0.345183333333333" calcext:value-type="float">
            <text:p>0.3451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5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3914" calcext:value-type="float">
            <text:p>0.391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2394" calcext:value-type="float">
            <text:p>0.239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072" calcext:value-type="float">
            <text:p>0.3072</text:p>
          </table:table-cell>
          <table:table-cell table:formula="of:=([.D27]+[.G27]+[.J27])/3" office:value-type="float" office:value="0.377166666666667" calcext:value-type="float">
            <text:p>0.377166666666667</text:p>
          </table:table-cell>
          <table:table-cell table:formula="of:=([.E27]+[.H27]+[.K27])/3" office:value-type="float" office:value="0.312666666666667" calcext:value-type="float">
            <text:p>0.312666666666667</text:p>
          </table:table-cell>
          <table:table-cell table:formula="of:=([.L27]+[.M27])/2" office:value-type="float" office:value="0.344916666666667" calcext:value-type="float">
            <text:p>0.34491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55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893" calcext:value-type="float">
            <text:p>0.2893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7" calcext:value-type="float">
            <text:p>0.379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97" calcext:value-type="float">
            <text:p>0.3597</text:p>
          </table:table-cell>
          <table:table-cell table:formula="of:=([.D28]+[.G28]+[.J28])/3" office:value-type="float" office:value="0.356933333333333" calcext:value-type="float">
            <text:p>0.356933333333333</text:p>
          </table:table-cell>
          <table:table-cell table:formula="of:=([.E28]+[.H28]+[.K28])/3" office:value-type="float" office:value="0.3429" calcext:value-type="float">
            <text:p>0.3429</text:p>
          </table:table-cell>
          <table:table-cell table:formula="of:=([.L28]+[.M28])/2" office:value-type="float" office:value="0.349916666666667" calcext:value-type="float">
            <text:p>0.349916666666667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8"/>
        </table:table-row>
        <table:table-row table:style-name="ro3">
          <table:table-cell office:value-type="string" calcext:value-type="string">
            <text:p>vi_loop_uav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all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07" calcext:value-type="float">
            <text:p>0.1307</text:p>
          </table:table-cell>
          <table:table-cell office:value-type="string" calcext:value-type="string">
            <text:p>all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8633" calcext:value-type="float">
            <text:p>0.8633</text:p>
          </table:table-cell>
          <table:table-cell table:formula="of:=([.D33]+[.G33]+[.J33])/3" office:value-type="float" office:value="0.452033333333333" calcext:value-type="float">
            <text:p>0.452033333333333</text:p>
          </table:table-cell>
          <table:table-cell table:formula="of:=([.E33]+[.H33]+[.K33])/3" office:value-type="float" office:value="0.484" calcext:value-type="float">
            <text:p>0.484</text:p>
          </table:table-cell>
          <table:table-cell table:formula="of:=([.L33]+[.M33])/2" office:value-type="float" office:value="0.468016666666667" calcext:value-type="float">
            <text:p>0.468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3256" calcext:value-type="float">
            <text:p>0.3256</text:p>
          </table:table-cell>
          <table:table-cell office:value-type="string" calcext:value-type="string">
            <text:p>all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587" calcext:value-type="float">
            <text:p>0.3587</text:p>
          </table:table-cell>
          <table:table-cell office:value-type="string" calcext:value-type="string">
            <text:p>all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5286" calcext:value-type="float">
            <text:p>0.5286</text:p>
          </table:table-cell>
          <table:table-cell table:formula="of:=([.D34]+[.G34]+[.J34])/3" office:value-type="float" office:value="0.366433333333333" calcext:value-type="float">
            <text:p>0.366433333333333</text:p>
          </table:table-cell>
          <table:table-cell table:formula="of:=([.E34]+[.H34]+[.K34])/3" office:value-type="float" office:value="0.4043" calcext:value-type="float">
            <text:p>0.4043</text:p>
          </table:table-cell>
          <table:table-cell table:formula="of:=([.L34]+[.M34])/2" office:value-type="float" office:value="0.385366666666667" calcext:value-type="float">
            <text:p>0.3853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all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857" calcext:value-type="float">
            <text:p>0.2857</text:p>
          </table:table-cell>
          <table:table-cell office:value-type="string" calcext:value-type="string">
            <text:p>all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493" calcext:value-type="float">
            <text:p>0.4493</text:p>
          </table:table-cell>
          <table:table-cell table:formula="of:=([.D35]+[.G35]+[.J35])/3" office:value-type="float" office:value="0.327433333333333" calcext:value-type="float">
            <text:p>0.327433333333333</text:p>
          </table:table-cell>
          <table:table-cell table:formula="of:=([.E35]+[.H35]+[.K35])/3" office:value-type="float" office:value="0.354333333333333" calcext:value-type="float">
            <text:p>0.354333333333333</text:p>
          </table:table-cell>
          <table:table-cell table:formula="of:=([.L35]+[.M35])/2" office:value-type="float" office:value="0.340883333333333" calcext:value-type="float">
            <text:p>0.34088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all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981" calcext:value-type="float">
            <text:p>0.3981</text:p>
          </table:table-cell>
          <table:table-cell office:value-type="string" calcext:value-type="string">
            <text:p>all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465" calcext:value-type="float">
            <text:p>0.1465</text:p>
          </table:table-cell>
          <table:table-cell table:formula="of:=([.D36]+[.G36]+[.J36])/3" office:value-type="float" office:value="0.3211" calcext:value-type="float">
            <text:p>0.3211</text:p>
          </table:table-cell>
          <table:table-cell table:formula="of:=([.E36]+[.H36]+[.K36])/3" office:value-type="float" office:value="0.361466666666667" calcext:value-type="float">
            <text:p>0.361466666666667</text:p>
          </table:table-cell>
          <table:table-cell table:formula="of:=([.L36]+[.M36])/2" office:value-type="float" office:value="0.341283333333333" calcext:value-type="float">
            <text:p>0.341283333333333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0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3502" calcext:value-type="float">
            <text:p>0.3502</text:p>
          </table:table-cell>
          <table:table-cell office:value-type="string" calcext:value-type="string">
            <text:p>all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all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01" calcext:value-type="float">
            <text:p>0.4901</text:p>
          </table:table-cell>
          <table:table-cell table:formula="of:=([.D40]+[.G40]+[.J40])/3" office:value-type="float" office:value="0.446633333333333" calcext:value-type="float">
            <text:p>0.446633333333333</text:p>
          </table:table-cell>
          <table:table-cell table:formula="of:=([.E40]+[.H40]+[.K40])/3" office:value-type="float" office:value="0.492766666666667" calcext:value-type="float">
            <text:p>0.492766666666667</text:p>
          </table:table-cell>
          <table:table-cell table:formula="of:=([.L40]+[.M40])/2" office:value-type="float" office:value="0.4697" calcext:value-type="float">
            <text:p>0.4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242" calcext:value-type="float">
            <text:p>0.4242</text:p>
          </table:table-cell>
          <table:table-cell office:value-type="string" calcext:value-type="string">
            <text:p>all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585" calcext:value-type="float">
            <text:p>0.1585</text:p>
          </table:table-cell>
          <table:table-cell office:value-type="string" calcext:value-type="string">
            <text:p>all</text:p>
          </table:table-cell>
          <table:table-cell office:value-type="float" office:value="0.5016" calcext:value-type="float">
            <text:p>0.5016</text:p>
          </table:table-cell>
          <table:table-cell office:value-type="float" office:value="0.5295" calcext:value-type="float">
            <text:p>0.5295</text:p>
          </table:table-cell>
          <table:table-cell table:formula="of:=([.D41]+[.G41]+[.J41])/3" office:value-type="float" office:value="0.3459" calcext:value-type="float">
            <text:p>0.3459</text:p>
          </table:table-cell>
          <table:table-cell table:formula="of:=([.E41]+[.H41]+[.K41])/3" office:value-type="float" office:value="0.370733333333333" calcext:value-type="float">
            <text:p>0.370733333333333</text:p>
          </table:table-cell>
          <table:table-cell table:formula="of:=([.L41]+[.M41])/2" office:value-type="float" office:value="0.358316666666667" calcext:value-type="float">
            <text:p>0.3583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96" calcext:value-type="float">
            <text:p>0.3696</text:p>
          </table:table-cell>
          <table:table-cell office:value-type="string" calcext:value-type="string">
            <text:p>all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58" calcext:value-type="float">
            <text:p>0.1658</text:p>
          </table:table-cell>
          <table:table-cell office:value-type="string" calcext:value-type="string">
            <text:p>all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3332" calcext:value-type="float">
            <text:p>0.3332</text:p>
          </table:table-cell>
          <table:table-cell table:formula="of:=([.D42]+[.G42]+[.J42])/3" office:value-type="float" office:value="0.259933333333333" calcext:value-type="float">
            <text:p>0.259933333333333</text:p>
          </table:table-cell>
          <table:table-cell table:formula="of:=([.E42]+[.H42]+[.K42])/3" office:value-type="float" office:value="0.289533333333333" calcext:value-type="float">
            <text:p>0.289533333333333</text:p>
          </table:table-cell>
          <table:table-cell table:formula="of:=([.L42]+[.M42])/2" office:value-type="float" office:value="0.274733333333333" calcext:value-type="float">
            <text:p>0.27473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896" calcext:value-type="float">
            <text:p>0.4896</text:p>
          </table:table-cell>
          <table:table-cell office:value-type="string" calcext:value-type="string">
            <text:p>all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5714" calcext:value-type="float">
            <text:p>0.5714</text:p>
          </table:table-cell>
          <table:table-cell office:value-type="string" calcext:value-type="string">
            <text:p>all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24" calcext:value-type="float">
            <text:p>0.6224</text:p>
          </table:table-cell>
          <table:table-cell table:formula="of:=([.D43]+[.G43]+[.J43])/3" office:value-type="float" office:value="0.5189" calcext:value-type="float">
            <text:p>0.5189</text:p>
          </table:table-cell>
          <table:table-cell table:formula="of:=([.E43]+[.H43]+[.K43])/3" office:value-type="float" office:value="0.561133333333333" calcext:value-type="float">
            <text:p>0.561133333333333</text:p>
          </table:table-cell>
          <table:table-cell table:formula="of:=([.L43]+[.M43])/2" office:value-type="float" office:value="0.540016666666667" calcext:value-type="float">
            <text:p>0.54001666666666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vi_loop_uav with culling red=0.94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all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708" calcext:value-type="float">
            <text:p>0.4708</text:p>
          </table:table-cell>
          <table:table-cell office:value-type="string" calcext:value-type="string">
            <text:p>all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3469" calcext:value-type="float">
            <text:p>0.3469</text:p>
          </table:table-cell>
          <table:table-cell table:formula="of:=([.D47]+[.G47]+[.J47])/3" office:value-type="float" office:value="0.331433333333333" calcext:value-type="float">
            <text:p>0.331433333333333</text:p>
          </table:table-cell>
          <table:table-cell table:formula="of:=([.E47]+[.H47]+[.K47])/3" office:value-type="float" office:value="0.363566666666667" calcext:value-type="float">
            <text:p>0.363566666666667</text:p>
          </table:table-cell>
          <table:table-cell table:formula="of:=([.L47]+[.M47])/2" office:value-type="float" office:value="0.3475" calcext:value-type="float">
            <text:p>0.3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4:57:12.408799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29T14:58:09.536051099</dc:date>
    <meta:editing-duration>PT8H55M33S</meta:editing-duration>
    <meta:editing-cycles>290</meta:editing-cycles>
    <meta:generator>LibreOffice/5.2.3.3$Linux_X86_64 LibreOffice_project/20m0$Build-3</meta:generator>
    <meta:document-statistic meta:table-count="1" meta:cell-count="505" meta:object-count="0"/>
  </office:meta>
</office:document-meta>
</file>